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officeooo:paragraph-rsid="0027fad2"/>
    </style:style>
    <style:style style:name="P4" style:family="paragraph" style:parent-style-name="Standard" style:list-style-name="L3">
      <style:text-properties officeooo:paragraph-rsid="0027fad2"/>
    </style:style>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text-properties fo:font-weight="bold" officeooo:rsid="002b1a40" officeooo:paragraph-rsid="002b1a40" style:font-weight-asian="bold" style:font-weight-complex="bold"/>
    </style:style>
    <style:style style:name="P9" style:family="paragraph" style:parent-style-name="Standard">
      <style:text-properties style:text-underline-style="solid" style:text-underline-width="auto" style:text-underline-color="font-color" fo:font-weight="normal" officeooo:rsid="002a144e" officeooo:paragraph-rsid="002a144e" style:font-weight-asian="normal" style:font-weight-complex="normal"/>
    </style:style>
    <style:style style:name="P10" style:family="paragraph" style:parent-style-name="Standard">
      <style:text-properties style:text-underline-style="solid" style:text-underline-width="auto" style:text-underline-color="font-color" officeooo:rsid="0027fad2"/>
    </style:style>
    <style:style style:name="P11" style:family="paragraph" style:parent-style-name="Standard" style:list-style-name="L8"/>
    <style:style style:name="P12" style:family="paragraph" style:parent-style-name="Standard">
      <style:text-properties officeooo:rsid="002a144e" officeooo:paragraph-rsid="002a144e"/>
    </style:style>
    <style:style style:name="P13" style:family="paragraph" style:parent-style-name="Standard">
      <style:text-properties officeooo:paragraph-rsid="002a144e"/>
    </style:style>
    <style:style style:name="P14" style:family="paragraph" style:parent-style-name="Standard">
      <style:text-properties style:text-position="0% 100%" style:font-name="Calibri Light" fo:font-size="11pt" officeooo:rsid="002b1a40" officeooo:paragraph-rsid="002b1a40" style:font-size-asian="9.60000038146973pt" style:font-size-complex="11pt"/>
    </style:style>
    <style:style style:name="P15" style:family="paragraph" style:parent-style-name="Standard">
      <style:text-properties style:text-position="0% 100%" style:font-name="Calibri Light" fo:font-size="11pt" style:text-underline-style="none" fo:font-weight="normal" officeooo:rsid="002a144e" officeooo:paragraph-rsid="002a144e" style:font-size-asian="9.60000038146973pt" style:font-weight-asian="normal" style:font-size-complex="11pt" style:font-weight-complex="normal"/>
    </style:style>
    <style:style style:name="P16" style:family="paragraph" style:parent-style-name="Standard">
      <style:text-properties officeooo:rsid="002b1a40" officeooo:paragraph-rsid="002b1a40"/>
    </style:style>
    <style:style style:name="P17" style:family="paragraph" style:parent-style-name="Standard">
      <style:text-properties style:text-line-through-style="solid" style:text-line-through-type="single"/>
    </style:style>
    <style:style style:name="T1" style:family="text">
      <style:text-properties officeooo:rsid="002a144e"/>
    </style:style>
    <style:style style:name="T2" style:family="text">
      <style:text-properties style:text-position="0% 100%" style:font-name="Calibri Light" fo:font-size="11pt" officeooo:rsid="002a144e" style:font-size-asian="9.60000038146973pt" style:font-size-complex="11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27fad2" style:font-weight-asian="normal" style:font-weight-complex="normal"/>
    </style:style>
    <style:style style:name="T5"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2012354412" text:style-name="L1">
        <text:list-item>
          <text:p text:style-name="P1">Numerical modeling is cool.</text:p>
        </text:list-item>
      </text:list>
      <text:p text:style-name="Standard">Have always loved numerical modeling</text:p>
      <text:p text:style-name="Standard">From a young age, tried to code efficient n-body gravitational models in between coding games--how I caught myself how to code. I wanted to simulate solar system formation from an accretionary disk. Didn't know very much at all!</text:p>
      <text:p text:style-name="P17">Always very interested in exactly modeling physical processes--that such modeling was even theoretically possible drew me to math and sciences.</text:p>
      <text:list xml:id="list1241839419" text:style-name="L2">
        <text:list-item>
          <text:p text:style-name="P2">Rocket engines are cool.</text:p>
        </text:list-item>
      </text:list>
      <text:p text:style-name="Standard">Interest in a career in spaceflight matured over the summer</text:p>
      <text:p text:style-name="P17">With it, came an appreciation for the rocket engine as a mechanical device. In fact, it is the mechanical device which has single-handedly allowed exploration of space.</text:p>
      <text:p text:style-name="P17">Rocket engines both incredibly simple and incredibly complex devices.</text:p>
      <text:p text:style-name="P17">Single piece, no moving parts is possible</text:p>
      <text:p text:style-name="P17">Thousands of individual parts also possible</text:p>
      <text:p text:style-name="P3">HUGE thermal operating range</text:p>
      <text:list xml:id="list1821384092" text:style-name="L3">
        <text:list-item>
          <text:p text:style-name="P4">Liquid rocket engines are very cool.</text:p>
        </text:list-item>
      </text:list>
      <text:p text:style-name="Standard">Why? </text:p>
      <text:p text:style-name="Standard">Solids are fairly well-understood but still tremendous room for innovation in liquids</text:p>
      <text:p text:style-name="P17">Soviet and American rocket tech diverged shortly after start of space race, due to very interesting differences in production capability and metallurgy understanding I would love to talk about for a while</text:p>
      <text:p text:style-name="Standard">Very recently do we see a resurgence in new engine designs</text:p>
      <text:p text:style-name="Standard">Because of the more complex nature of liquid rocket engines, more ways to think outside the box &amp; do new things</text:p>
      <text:p text:style-name="P17">Also much more efficient &amp; thus more important for deep-space exploration</text:p>
      <text:p text:style-name="P17">To model out of the box concepts in nontraditional propellants, very exact models of the output are required--very sensitive to the exact composition.</text:p>
      <text:p text:style-name="Standard">Will elaborate on how they work and more on why they are cool shortly</text:p>
      <text:list xml:id="list238871555" text:style-name="L4">
        <text:list-item>
          <text:p text:style-name="P5">Industry standard software isn't free. </text:p>
        </text:list-item>
      </text:list>
      <text:p text:style-name="Standard">This is a petty reason, and it isn't even completely true</text:p>
      <text:p text:style-name="P17">Rocket propulsion analysis has a robust free version</text:p>
      <text:p text:style-name="P17">Everything this model is capable of, free RPA can do, and do better</text:p>
      <text:p text:style-name="Standard">Still, wanted my own model to mess around with</text:p>
      <text:p text:style-name="Standard"/>
      <text:list xml:id="list1123224024" text:style-name="L5">
        <text:list-item>
          <text:p text:style-name="P6"><text:soft-page-break/>A learning opportunity!</text:p>
        </text:list-item>
      </text:list>
      <text:p text:style-name="Standard">Transferred chem classes in, haven't had a chem class since 2014</text:p>
      <text:p text:style-name="Standard">Not an engineer</text:p>
      <text:p text:style-name="Standard">While I was in and appreciating Dr. Hirst's numerical methods classes, wanted a chance to apply what I was learning</text:p>
      <text:p text:style-name="Standard">Overall, expected there was a lot I didn't know I didn't know. Felt approaching it systematically, with the support of gracious faculty members was the best way to learn. Was lucky enough Dr. Hirst was interested in the project when I presented it to her.</text:p>
      <text:p text:style-name="P9">Rocket engines</text:p>
      <text:p text:style-name="P12">An applciation of newton’s third.</text:p>
      <text:p text:style-name="P12">Fundamentally a tank, due to a handful of simple laws of rocketry that make it very difficult to simply brute force your way to higher energy capabilities. E.g: why Saturn V was so large for returning so little mass to earth…. Shed mass in the extreme interest of getting every last drop of performance out of its propulsion capabilities.</text:p>
      <text:p text:style-name="P12">Efficiency is key. Efficiency comes from high pressure per bit of reactant.</text:p>
      <text:p text:style-name="P12">Knowing pressure in combustion chamber very important.</text:p>
      <text:p text:style-name="P12">Knowing the compsition also very important, so you can design your throat and nozzle to work right.</text:p>
      <text:p text:style-name="P13"><text:span text:style-name="T1">...really cool, counterinutitive principles in liquid rocket design due to the need for pressure &amp; </text:span><text:span text:style-name="T2">momentum</text:span><text:span text:style-name="T1"> of the gas, not energy</text:span></text:p>
      <text:p text:style-name="P12"><text:span text:style-name="T3">Equatin of state </text:span><text:span text:style-name="T4">Internal Energy &amp; other Things</text:span></text:p>
      <text:p text:style-name="P15">Briefly run thruogh it</text:p>
      <text:list xml:id="list3640413672" text:style-name="L6">
        <text:list-item>
          <text:p text:style-name="P7">This total energy of a molecular system incorporates translation, rotational, and vibrational motion of the nuclei, as well as the electronic binding energies for bonded nuclei.</text:p>
        </text:list-item>
        <text:list-item>
          <text:p text:style-name="P7">Part of the challenge is getting the variable notation in your head well enough to think critically about the math.</text:p>
        </text:list-item>
      </text:list>
      <text:p text:style-name="P16">Internal energy a function of S, V, composition.</text:p>
      <text:p text:style-name="P16">When free to exchange heat, always want to go to the most stable—lowest energy state.</text:p>
      <text:p text:style-name="P10">Gordon &amp; McBride</text:p>
      <text:list xml:id="list3494340310" text:style-name="L8">
        <text:list-item>
          <text:p text:style-name="P11">Everything we were interested in was contained in about 5 pages with very little explanation.</text:p>
        </text:list-item>
        <text:list-item>
          <text:p text:style-name="P11">"complete but terse... fine if you already understand the approach, but not very useful as a learning tool"<text:tab/></text:p>
        </text:list-item>
        <text:list-item>
          <text:p text:style-name="P11">Due to the computational constraints at the time it was written, everything is extremely linearized, to such an extent it obscures much of what they are doing.</text:p>
        </text:list-item>
        <text:list-item>
          <text:p text:style-name="P11">Several months of picking their their work &amp; trying to sus out the mathematical methods they would glaze over in a single step.</text:p>
        </text:list-item>
        <text:list-item>
          <text:p text:style-name="P11"><text:soft-page-break/>Worked to re-derive everything in the paper.</text:p>
        </text:list-item>
      </text:list>
      <text:p text:style-name="Standard">We initially attacked the problem by going straight to the CEA paper authored by Sanford Gordon and Bonnie J. McBride. We spent the summer trying to parse this dense work. Their text is \emph{very} brief, to the point of notoriety. One author comments that the works is ``complete but terse... fine if you already understand the approach, but not very useful as a learning tool." The author understates the significant of the mathematical leaps the CEA paper compacts into a single lines.</text:p>
      <text:p text:style-name="Standard">They produce a much more robust and extensive than the limited model we develop here. Everything we were interested in was contained in less than 5 pages of the tome they produced--their work considers a whole host of secondary effects present within liquid rocket engines which we do not, being solely concerned with the product composition of the combustion.</text:p>
      <text:p text:style-name="Standard">The effort required to understand the enlightened work of Gordon and McBride gave me an appreciation for both the attention to detail required in such work as well as the monumental effort represented by the optimization of such calculations. Limited by the technology of the time, Gordon and McBride relentlessly linearize the system required by the model they develop, to the point of completely obscuring the relationship between their work and familiar thermodynamics equations. </text:p>
      <text:p text:style-name="Standard">Several months of picking through their work and trying to suss the derivation they left mostly implict provided us with a good understanding of the methods required to solve the system, but the motivation for several of the optimizing steps they take was still beyond our understanding and certainly not elaborated upon in their paper. Desiring to better understand why the CEA paper uses some of the techniques it does, and still to some extent confused about the assumptions made about the thermodynamics of the system, we decided to re-derive the problem completely from first principles.</text:p>
      <text:p text:style-name="P8">Lagrange:</text:p>
      <text:p text:style-name="P14">Familliar from calc II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in" fo:margin-bottom="0.1in" loext:contextual-spacing="false" fo:line-height="100%" fo:text-align="justify" style:justify-single-word="false" fo:text-indent="0in" style:auto-text-indent="false" style:page-number="auto" fo:background-color="transparent">
        <style:tab-stops/>
      </style:paragraph-properties>
      <style:text-properties style:text-position="0% 100%" style:font-name="Calibri Light" fo:font-family="'Calibri Light'" style:font-family-generic="swiss" style:font-pitch="variable" fo:font-size="11pt" officeooo:rsid="00261fd9" style:font-size-asian="9.60000038146973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0102in" fo:margin-bottom="0.9898in" fo:margin-left="0.9898in" fo:margin-right="1.01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9T12:30:32.775000000</meta:creation-date>
    <dc:title>Default Writer</dc:title>
    <meta:editing-duration>P1DT23H42M11S</meta:editing-duration>
    <meta:editing-cycles>2</meta:editing-cycles>
    <meta:generator>LibreOffice/6.4.2.2$Windows_X86_64 LibreOffice_project/4e471d8c02c9c90f512f7f9ead8875b57fcb1ec3</meta:generator>
    <meta:initial-creator>Anton Hengst</meta:initial-creator>
    <meta:printed-by>Anton Hengst</meta:printed-by>
    <meta:print-date>2020-11-19T14:22:07.434000000</meta:print-date>
    <dc:date>2020-11-21T14:03:35.239000000</dc:date>
    <dc:creator>Anton Hengst</dc:creator>
    <meta:document-statistic meta:table-count="0" meta:image-count="0" meta:object-count="0" meta:page-count="3" meta:paragraph-count="55" meta:word-count="1023" meta:character-count="6144" meta:non-whitespace-character-count="5189"/>
    <meta:template xlink:type="simple" xlink:actuate="onRequest" xlink:title="Default Writer" xlink:href="../../../AppData/Roaming/LibreOffice/4/user/template/Default%20Writer.ott" meta:date="2020-11-19T12:30:32.231000000"/>
  </office:meta>
</office:document-meta>
</file>